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05.03mm" svg:y="115.22mm">
            <loext:p draw:notify-on-update-of-ranges="Hoja1.D27:Hoja1.D27 Hoja1.D28:Hoja1.D34 Hoja1.E27:Hoja1.E27 Hoja1.E28:Hoja1.E34 Hoja1.D27:Hoja1.D27 Hoja1.D28:Hoja1.D34 Hoja1.F27:Hoja1.F27 Hoja1.F28:Hoja1.F34 Hoja1.D27:Hoja1.D27 Hoja1.D28:Hoja1.D34 Hoja1.G27:Hoja1.G27 Hoja1.G28:Hoja1.G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3.57mm" svg:y="9.5mm">
            <loext:p draw:notify-on-update-of-ranges="Hoja1.D12:Hoja1.D12 Hoja1.D13:Hoja1.D19 Hoja1.E12:Hoja1.E12 Hoja1.E13:Hoja1.E19 Hoja1.D12:Hoja1.D12 Hoja1.D13:Hoja1.D19 Hoja1.F12:Hoja1.F12 Hoja1.F13:Hoja1.F19 Hoja1.D12:Hoja1.D12 Hoja1.D13:Hoja1.D19 Hoja1.G12:Hoja1.G12 Hoja1.G13:Hoja1.G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CGRI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office:value-type="string" calcext:value-type="string">
            <text:p><text:s/>REDUCTION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36038" calcext:value-type="float">
            <text:p>0,000036038</text:p>
          </table:table-cell>
          <table:table-cell office:value-type="float" office:value="0.000135493" calcext:value-type="float">
            <text:p>0,000135493</text:p>
          </table:table-cell>
          <table:table-cell office:value-type="float" office:value="0.000087163" calcext:value-type="float">
            <text:p>0,00008716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0752338" calcext:value-type="float">
            <text:p>0,000752338</text:p>
          </table:table-cell>
          <table:table-cell office:value-type="float" office:value="0.001180609" calcext:value-type="float">
            <text:p>0,001180609</text:p>
          </table:table-cell>
          <table:table-cell office:value-type="float" office:value="0.000986449" calcext:value-type="float">
            <text:p>0,000986449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2486935" calcext:value-type="float">
            <text:p>0,002486935</text:p>
          </table:table-cell>
          <table:table-cell office:value-type="float" office:value="0.003499086" calcext:value-type="float">
            <text:p>0,003499086</text:p>
          </table:table-cell>
          <table:table-cell office:value-type="float" office:value="0.003093444" calcext:value-type="float">
            <text:p>0,003093444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57285274" calcext:value-type="float">
            <text:p>0,057285274</text:p>
          </table:table-cell>
          <table:table-cell office:value-type="float" office:value="0.065281627" calcext:value-type="float">
            <text:p>0,065281627</text:p>
          </table:table-cell>
          <table:table-cell office:value-type="float" office:value="0.063984529" calcext:value-type="float">
            <text:p>0,06398452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241406474" calcext:value-type="float">
            <text:p>0,241406474</text:p>
          </table:table-cell>
          <table:table-cell office:value-type="float" office:value="0.259107517" calcext:value-type="float">
            <text:p>0,259107517</text:p>
          </table:table-cell>
          <table:table-cell office:value-type="float" office:value="0.256709732" calcext:value-type="float">
            <text:p>0,256709732</text:p>
          </table:table-cell>
        </table:table-row>
        <table:table-row table:style-name="ro1">
          <table:table-cell table:number-columns-repeated="3"/>
          <table:table-cell office:value-type="float" office:value="18000" calcext:value-type="float">
            <text:p>18000</text:p>
          </table:table-cell>
          <table:table-cell office:value-type="float" office:value="0.821642632" calcext:value-type="float">
            <text:p>0,821642632</text:p>
          </table:table-cell>
          <table:table-cell office:value-type="float" office:value="0.830555313" calcext:value-type="float">
            <text:p>0,830555313</text:p>
          </table:table-cell>
          <table:table-cell office:value-type="float" office:value="0.827506947" calcext:value-type="float">
            <text:p>0,827506947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1.678354066" calcext:value-type="float">
            <text:p>1,678354066</text:p>
          </table:table-cell>
          <table:table-cell office:value-type="float" office:value="1.592602576" calcext:value-type="float">
            <text:p>1,592602576</text:p>
          </table:table-cell>
          <table:table-cell office:value-type="float" office:value="1.587455129" calcext:value-type="float">
            <text:p>1,587455129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LOC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ILAS?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ILAS</text:p>
          </table:table-cell>
          <table:table-cell office:value-type="string" calcext:value-type="string">
            <text:p>COLUMANAS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144058" calcext:value-type="float">
            <text:p>0,000144058</text:p>
          </table:table-cell>
          <table:table-cell office:value-type="float" office:value="0.009436072" calcext:value-type="float">
            <text:p>0,009436072</text:p>
          </table:table-cell>
          <table:table-cell office:value-type="float" office:value="0.000081373" calcext:value-type="float">
            <text:p>0,00008137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04500423" calcext:value-type="float">
            <text:p>0,004500423</text:p>
          </table:table-cell>
          <table:table-cell office:value-type="float" office:value="0.002906111" calcext:value-type="float">
            <text:p>0,002906111</text:p>
          </table:table-cell>
          <table:table-cell office:value-type="float" office:value="0.000911741" calcext:value-type="float">
            <text:p>0,00091174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5135648" calcext:value-type="float">
            <text:p>0,005135648</text:p>
          </table:table-cell>
          <table:table-cell office:value-type="float" office:value="0.003151866" calcext:value-type="float">
            <text:p>0,003151866</text:p>
          </table:table-cell>
          <table:table-cell office:value-type="float" office:value="0.003152619" calcext:value-type="float">
            <text:p>0,003152619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.013315871" calcext:value-type="float">
            <text:p>0,013315871</text:p>
          </table:table-cell>
          <table:table-cell office:value-type="float" office:value="0.017455015" calcext:value-type="float">
            <text:p>0,017455015</text:p>
          </table:table-cell>
          <table:table-cell office:value-type="float" office:value="0.015645139" calcext:value-type="float">
            <text:p>0,015645139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044760444" calcext:value-type="float">
            <text:p>0,044760444</text:p>
          </table:table-cell>
          <table:table-cell office:value-type="float" office:value="0.051573935" calcext:value-type="float">
            <text:p>0,051573935</text:p>
          </table:table-cell>
          <table:table-cell office:value-type="float" office:value="0.056835508" calcext:value-type="float">
            <text:p>0,056835508</text:p>
          </table:table-cell>
        </table:table-row>
        <table:table-row table:style-name="ro1">
          <table:table-cell table:number-columns-repeated="3"/>
          <table:table-cell office:value-type="float" office:value="18000" calcext:value-type="float">
            <text:p>18000</text:p>
          </table:table-cell>
          <table:table-cell office:value-type="float" office:value="0.141865652" calcext:value-type="float">
            <text:p>0,141865652</text:p>
          </table:table-cell>
          <table:table-cell office:value-type="float" office:value="0.153387322" calcext:value-type="float">
            <text:p>0,153387322</text:p>
          </table:table-cell>
          <table:table-cell office:value-type="float" office:value="0.180181376" calcext:value-type="float">
            <text:p>0,180181376</text:p>
          </table:table-cell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0.278320946" calcext:value-type="float">
            <text:p>0,278320946</text:p>
          </table:table-cell>
          <table:table-cell office:value-type="float" office:value="0.264070573" calcext:value-type="float">
            <text:p>0,264070573</text:p>
          </table:table-cell>
          <table:table-cell office:value-type="float" office:value="0.345236563" calcext:value-type="float">
            <text:p>0,345236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6:52:25.226378095</meta:creation-date>
    <dc:date>2017-04-19T17:49:51.114760877</dc:date>
    <meta:editing-duration>PT6M4S</meta:editing-duration>
    <meta:editing-cycles>1</meta:editing-cycles>
    <meta:document-statistic meta:table-count="1" meta:cell-count="6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6cm" svg:y="3.703cm" style:legend-expansion="high" chart:style-name="ch2"/>
        <chart:plot-area chart:style-name="ch3" table:cell-range-address="Hoja1.D27:Hoja1.G34" chart:data-source-has-labels="row" svg:x="0.32cm" svg:y="0.18cm" svg:width="11.846cm" svg:height="8.64cm">
          <chartooo:coordinate-region svg:x="1.232cm" svg:y="0.379cm" svg:width="10.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28:Hoja1.E34" chart:label-cell-address="Hoja1.E27:Hoja1.E27" chart:class="chart:scatter">
            <chart:domain table:cell-range-address="Hoja1.D28:Hoja1.D34"/>
            <chart:data-point chart:repeated="7"/>
          </chart:series>
          <chart:series chart:style-name="ch7" chart:values-cell-range-address="Hoja1.F28:Hoja1.F34" chart:label-cell-address="Hoja1.F27:Hoja1.F27" chart:class="chart:scatter">
            <chart:data-point chart:repeated="7"/>
          </chart:series>
          <chart:series chart:style-name="ch8" chart:values-cell-range-address="Hoja1.G28:Hoja1.G34" chart:label-cell-address="Hoja1.G27:Hoja1.G27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FILAS</text:p>
                <draw:g>
                  <svg:desc>Hoja1.E27:Hoja1.E27</svg:desc>
                </draw:g>
              </table:table-cell>
              <table:table-cell office:value-type="string">
                <text:p>COLUMANAS</text:p>
                <draw:g>
                  <svg:desc>Hoja1.F27:Hoja1.F27</svg:desc>
                </draw:g>
              </table:table-cell>
              <table:table-cell office:value-type="string">
                <text:p>REDUCTION</text:p>
                <draw:g>
                  <svg:desc>Hoja1.G27:Hoja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D28:Hoja1.D34</svg:desc>
                </draw:g>
              </table:table-cell>
              <table:table-cell office:value-type="float" office:value="0.000144058">
                <text:p>0.000144058</text:p>
                <draw:g>
                  <svg:desc>Hoja1.E28:Hoja1.E34</svg:desc>
                </draw:g>
              </table:table-cell>
              <table:table-cell office:value-type="float" office:value="0.009436072">
                <text:p>0.009436072</text:p>
                <draw:g>
                  <svg:desc>Hoja1.F28:Hoja1.F34</svg:desc>
                </draw:g>
              </table:table-cell>
              <table:table-cell office:value-type="float" office:value="0.000081373">
                <text:p>0.000081373</text:p>
                <draw:g>
                  <svg:desc>Hoja1.G28:Hoja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4500423">
                <text:p>0.004500423</text:p>
              </table:table-cell>
              <table:table-cell office:value-type="float" office:value="0.002906111">
                <text:p>0.002906111</text:p>
              </table:table-cell>
              <table:table-cell office:value-type="float" office:value="0.000911741">
                <text:p>0.000911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5135648">
                <text:p>0.005135648</text:p>
              </table:table-cell>
              <table:table-cell office:value-type="float" office:value="0.003151866">
                <text:p>0.003151866</text:p>
              </table:table-cell>
              <table:table-cell office:value-type="float" office:value="0.003152619">
                <text:p>0.003152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13315871">
                <text:p>0.013315871</text:p>
              </table:table-cell>
              <table:table-cell office:value-type="float" office:value="0.017455015">
                <text:p>0.017455015</text:p>
              </table:table-cell>
              <table:table-cell office:value-type="float" office:value="0.015645139">
                <text:p>0.015645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44760444">
                <text:p>0.044760444</text:p>
              </table:table-cell>
              <table:table-cell office:value-type="float" office:value="0.051573935">
                <text:p>0.051573935</text:p>
              </table:table-cell>
              <table:table-cell office:value-type="float" office:value="0.056835508">
                <text:p>0.056835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0.141865652">
                <text:p>0.141865652</text:p>
              </table:table-cell>
              <table:table-cell office:value-type="float" office:value="0.153387322">
                <text:p>0.153387322</text:p>
              </table:table-cell>
              <table:table-cell office:value-type="float" office:value="0.180181376">
                <text:p>0.180181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0.278320946">
                <text:p>0.278320946</text:p>
              </table:table-cell>
              <table:table-cell office:value-type="float" office:value="0.264070573">
                <text:p>0.264070573</text:p>
              </table:table-cell>
              <table:table-cell office:value-type="float" office:value="0.345236563">
                <text:p>0.345236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703cm" style:legend-expansion="high" chart:style-name="ch2"/>
        <chart:plot-area chart:style-name="ch3" table:cell-range-address="Hoja1.D12:Hoja1.G19" chart:data-source-has-labels="row" svg:x="0.32cm" svg:y="0.18cm" svg:width="11.899cm" svg:height="8.64cm">
          <chartooo:coordinate-region svg:x="1.047cm" svg:y="0.379cm" svg:width="10.7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13:Hoja1.E19" chart:label-cell-address="Hoja1.E12:Hoja1.E12" chart:class="chart:scatter">
            <chart:domain table:cell-range-address="Hoja1.D13:Hoja1.D19"/>
            <chart:data-point chart:repeated="7"/>
          </chart:series>
          <chart:series chart:style-name="ch7" chart:values-cell-range-address="Hoja1.F13:Hoja1.F19" chart:label-cell-address="Hoja1.F12:Hoja1.F12" chart:class="chart:scatter">
            <chart:data-point chart:repeated="7"/>
          </chart:series>
          <chart:series chart:style-name="ch8" chart:values-cell-range-address="Hoja1.G13:Hoja1.G19" chart:label-cell-address="Hoja1.G12:Hoja1.G12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FILAS</text:p>
                <draw:g>
                  <svg:desc>Hoja1.E12:Hoja1.E12</svg:desc>
                </draw:g>
              </table:table-cell>
              <table:table-cell office:value-type="string">
                <text:p>COLUMNAS</text:p>
                <draw:g>
                  <svg:desc>Hoja1.F12:Hoja1.F12</svg:desc>
                </draw:g>
              </table:table-cell>
              <table:table-cell office:value-type="string">
                <text:p> REDUCTION</text:p>
                <draw:g>
                  <svg:desc>Hoja1.G12:Hoja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D13:Hoja1.D19</svg:desc>
                </draw:g>
              </table:table-cell>
              <table:table-cell office:value-type="float" office:value="0.000036038">
                <text:p>0.000036038</text:p>
                <draw:g>
                  <svg:desc>Hoja1.E13:Hoja1.E19</svg:desc>
                </draw:g>
              </table:table-cell>
              <table:table-cell office:value-type="float" office:value="0.000135493">
                <text:p>0.000135493</text:p>
                <draw:g>
                  <svg:desc>Hoja1.F13:Hoja1.F19</svg:desc>
                </draw:g>
              </table:table-cell>
              <table:table-cell office:value-type="float" office:value="0.000087163">
                <text:p>0.000087163</text:p>
                <draw:g>
                  <svg:desc>Hoja1.G13:Hoja1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0752338">
                <text:p>0.000752338</text:p>
              </table:table-cell>
              <table:table-cell office:value-type="float" office:value="0.001180609">
                <text:p>0.001180609</text:p>
              </table:table-cell>
              <table:table-cell office:value-type="float" office:value="0.000986449">
                <text:p>0.000986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2486935">
                <text:p>0.002486935</text:p>
              </table:table-cell>
              <table:table-cell office:value-type="float" office:value="0.003499086">
                <text:p>0.003499086</text:p>
              </table:table-cell>
              <table:table-cell office:value-type="float" office:value="0.003093444">
                <text:p>0.003093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57285274">
                <text:p>0.057285274</text:p>
              </table:table-cell>
              <table:table-cell office:value-type="float" office:value="0.065281627">
                <text:p>0.065281627</text:p>
              </table:table-cell>
              <table:table-cell office:value-type="float" office:value="0.063984529">
                <text:p>0.063984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241406474">
                <text:p>0.241406474</text:p>
              </table:table-cell>
              <table:table-cell office:value-type="float" office:value="0.259107517">
                <text:p>0.259107517</text:p>
              </table:table-cell>
              <table:table-cell office:value-type="float" office:value="0.256709732">
                <text:p>0.256709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0.821642632">
                <text:p>0.821642632</text:p>
              </table:table-cell>
              <table:table-cell office:value-type="float" office:value="0.830555313">
                <text:p>0.830555313</text:p>
              </table:table-cell>
              <table:table-cell office:value-type="float" office:value="0.827506947">
                <text:p>0.827506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1.678354066">
                <text:p>1.678354066</text:p>
              </table:table-cell>
              <table:table-cell office:value-type="float" office:value="1.592602576">
                <text:p>1.592602576</text:p>
              </table:table-cell>
              <table:table-cell office:value-type="float" office:value="1.587455129">
                <text:p>1.587455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